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P1" style:family="paragraph" style:parent-style-name="Standard">
      <style:text-properties style:language-asian="zh" style:country-asian="TW"/>
    </style:style>
    <style:style style:name="P2" style:family="paragraph" style:parent-style-name="Standard">
      <style:text-properties style:language-asian="zh" style:country-asian="TW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vel Editor編輯關卡資料的編輯器</text:p>
      <text:p text:style-name="P1"/>
      <text:p text:style-name="P1">編輯場景中的物件,事件,即為LevelEditor,</text:p>
      <text:p text:style-name="P1">進階版為可及時查看增加的物件所發生的行為或是動畫.</text:p>
      <text:p text:style-name="P1"/>
      <text:p text:style-name="P1"/>
      <text:p text:style-name="P1">每個物件都需要有其定義的使用者資料,如此程式藉由編輯者所定義的範本(通常為圖片以及使用者資料),以及地圖上的位置,可在程式中產生編輯者需要的物件,該範本可為人物可為事件可為場景物件....等.</text:p>
      <text:p text:style-name="P1"/>
      <text:p text:style-name="P1"/>
      <text:p text:style-name="P1">說明:使用方式</text:p>
      <text:p text:style-name="P1"/>
      <text:p text:style-name="P1">LevelEditor.PNG為對應附圖</text:p>
      <text:p text:style-name="P1">輸出程式使用的格式xml(範本資料)</text:p>
      <text:p text:style-name="P1"/>
      <text:p text:style-name="P1">每個物件會包含位置以其範本名稱,圖中的3為自定的範本內容(可為空)</text:p>
      <text:p text:style-name="P1">步驟</text:p>
      <text:p text:style-name="P1"/>
      <text:p text:style-name="P1">1加入圖檔(4),點選Add按鈕加入</text:p>
      <text:p text:style-name="P1">2定義範本名稱 (5),定義範本屬性(3可不編)</text:p>
      <text:p text:style-name="P1">3.加入範本(6)點擊Add按鈕</text:p>
      <text:p text:style-name="P1">4.點擊要編輯的範本並在下面編輯視窗點即要加入的位置</text:p>
      <text:p text:style-name="P1">5.重複2-4的步驟編輯完所有物件之後,在(3)中輸入該關卡的名稱並加入</text:p>
      <text:p text:style-name="P1">6.點擊File並存檔(8)</text:p>
      <text:p text:style-name="P1"/>
      <text:p text:style-name="P1"/>
      <text:p text:style-name="P1">1</text:p>
      <text:p text:style-name="P1"><text:tab/>按滑鼠右鍵後會跑出選單</text:p>
      <text:p text:style-name="P1"><text:tab/>Assign <text:tab/><text:tab/><text:tab/>將鎖點選到的節點加入物件的屬性</text:p>
      <text:p text:style-name="P1"><text:tab/>AddNewNodeFromFile<text:tab/>從檔案中讀取新的屬性</text:p>
      <text:p text:style-name="P1"><text:tab/>DeleteNode<text:tab/><text:tab/><text:tab/>刪除點選的屬性</text:p>
      <text:p text:style-name="P1">2</text:p>
      <text:p text:style-name="P1"><text:tab/>依照xml方式加入屬性元件</text:p>
      <text:p text:style-name="P1"><text:tab/>Attribute,Value<text:tab/><text:tab/>屬性與值</text:p>
      <text:p text:style-name="P1"><text:tab/>NewAttribute<text:tab/><text:tab/><text:tab/>加入新屬性到指定元件</text:p>
      <text:p text:style-name="P1"><text:tab/>Replace<text:tab/><text:tab/><text:tab/>覆蓋原本資料</text:p>
      <text:p text:style-name="P1"><text:tab/>Del<text:tab/><text:tab/><text:tab/><text:tab/>刪除選取的節點</text:p>
      <text:p text:style-name="P1"><text:tab/>AddElement<text:tab/><text:tab/><text:tab/>增加新元件</text:p>
      <text:p text:style-name="P1">3<text:tab/>StageData</text:p>
      <text:p text:style-name="P1"/>
      <text:p text:style-name="P1"><text:tab/>Add<text:tab/><text:tab/><text:tab/><text:tab/>增加目前編輯的資料為關卡</text:p>
      <text:p text:style-name="P1"><text:tab/>Del<text:tab/><text:tab/><text:tab/><text:tab/>刪除所選取的關卡</text:p>
      <text:p text:style-name="P1"><text:tab/>ReEditStage<text:tab/><text:tab/><text:tab/>重新編輯所選取的關卡</text:p>
      <text:p text:style-name="P1">4</text:p>
      <text:p text:style-name="P1"><text:tab/>目前所包含的圖片資料</text:p>
      <text:p text:style-name="P1"><text:tab/>Add<text:tab/><text:tab/><text:tab/>增加新圖片</text:p>
      <text:p text:style-name="P1"><text:tab/>Del<text:tab/><text:tab/><text:tab/>刪除所選取的圖片</text:p>
      <text:p text:style-name="P1"><text:soft-page-break/></text:p>
      <text:p text:style-name="P1"/>
      <text:p text:style-name="P1"/>
      <text:p text:style-name="P1">5<text:tab/>TemplateName 此範本的名字</text:p>
      <text:p text:style-name="P1"><text:tab/>Image<text:tab/><text:tab/>此範本所代表的圖示</text:p>
      <text:p text:style-name="P1"><text:tab/>GridWidth<text:tab/>每格大小(寬)</text:p>
      <text:p text:style-name="P1"><text:tab/>GridHeight<text:tab/>每格大小(高)</text:p>
      <text:p text:style-name="P1"><text:tab/>Row<text:tab/><text:tab/>自動定位的範圍(列)</text:p>
      <text:p text:style-name="P1"><text:tab/>Column<text:tab/>自動定位的範圍(行)</text:p>
      <text:p text:style-name="P1"><text:tab/>Clear<text:tab/><text:tab/>清除目前關卡的資料</text:p>
      <text:p text:style-name="P1">6</text:p>
      <text:p text:style-name="P1"><text:tab/>範本列表</text:p>
      <text:p text:style-name="P1"><text:tab/>EraseObject<text:tab/>當此CheckBox勾選時</text:p>
      <text:p text:style-name="P1"><text:tab/>Add</text:p>
      <text:p text:style-name="P1"><text:tab/>Del</text:p>
      <text:p text:style-name="P1"><text:tab/>ReEditTemplate</text:p>
      <text:p text:style-name="P1">7</text:p>
      <text:p text:style-name="P1"><text:tab/>編輯畫面</text:p>
      <text:p text:style-name="P1">8</text:p>
      <text:p text:style-name="P1"><text:tab/>File</text:p>
      <text:p text:style-name="P1"><text:tab/><text:tab/>Open</text:p>
      <text:p text:style-name="P1"><text:tab/><text:tab/>Save</text:p>
      <text:p text:style-name="P1"><text:tab/>Xml</text:p>
      <text:p text:style-name="P1"><text:tab/><text:tab/>AddNewNodeFromFile</text:p>
      <text:p text:style-name="P1"><text:tab/>Image</text:p>
      <text:p text:style-name="P1"><text:tab/><text:tab/>BackgroundImage</text:p>
      <text:p text:style-name="P1"><text:tab/>Assistance</text:p>
      <text:p text:style-name="P1"><text:tab/><text:tab/>ShowGrid<text:tab/><text:tab/><text:tab/>顯示最大範圍Row,Column</text:p>
      <text:p text:style-name="P1"><text:tab/><text:tab/>AutoAllignGrid<text:tab/><text:tab/>圖片會自動對準格線</text:p>
      <text:p text:style-name="P1"><text:tab/><text:tab/>CameraReset<text:tab/><text:tab/><text:tab/>將位置跟大小從新回到起始點</text:p>
      <text:p text:style-name="P1"><text:tab/><text:tab/>ShowResolutionBorder<text:tab/>顯示設定的Resolution邊框</text:p>
      <text:p text:style-name="P1"/>
      <text:p text:style-name="P1"/>
      <text:p text:style-name="P1"/>
      <text:p text:style-name="P1"><text:tab/>if u keep press the key 'a' it would to auto assign object,but I suggest u to click auto align <text:tab/>gri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新細明體" style:font-size-asian="12pt" style:language-asian="zh" style:country-asian="TW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新細明體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meta:creation-date>2010-01-04T10:25:15</meta:creation-date>
    <dc:date>2010-04-28T15:05:20.71</dc:date>
    <meta:editing-cycles>9</meta:editing-cycles>
    <meta:editing-duration>PT03H41M37S</meta:editing-duration>
    <meta:document-statistic meta:table-count="0" meta:image-count="0" meta:object-count="0" meta:page-count="2" meta:paragraph-count="64" meta:word-count="423" meta:character-count="1188"/>
    <meta:user-defined meta:name="Info 1"/>
    <meta:user-defined meta:name="Info 2"/>
    <meta:user-defined meta:name="Info 3"/>
    <meta:user-defined meta:name="Info 4"/>
  </office:meta>
</office:document-meta>
</file>